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73.74mm" svg:y="7.49mm">
            <loext:p draw:notify-on-update-of-ranges="Sheet1.A4:Sheet1.A400 Sheet1.B4:Sheet1.B4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V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qrt Blocks</text:p>
          </table:table-cell>
          <table:table-cell office:value-type="string" calcext:value-type="string">
            <text:p>Time 1</text:p>
          </table:table-cell>
          <table:table-cell office:value-type="string" calcext:value-type="string">
            <text:p>Time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8" calcext:value-type="float">
            <text:p>5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3" calcext:value-type="float">
            <text:p>6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9" calcext:value-type="float">
            <text:p>6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6" calcext:value-type="float">
            <text:p>81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55" calcext:value-type="float">
            <text:p>11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0" calcext:value-type="float">
            <text:p>76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1" calcext:value-type="float">
            <text:p>9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51" calcext:value-type="float">
            <text:p>8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9" calcext:value-type="float">
            <text:p>7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1" calcext:value-type="float">
            <text:p>1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0" calcext:value-type="float">
            <text:p>1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6" calcext:value-type="float">
            <text:p>11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8" calcext:value-type="float">
            <text:p>14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8" calcext:value-type="float">
            <text:p>127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16" calcext:value-type="float">
            <text:p>14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26" calcext:value-type="float">
            <text:p>25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60" calcext:value-type="float">
            <text:p>80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39" calcext:value-type="float">
            <text:p>76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58" calcext:value-type="float">
            <text:p>73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88" calcext:value-type="float">
            <text:p>22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90" calcext:value-type="float">
            <text:p>35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79" calcext:value-type="float">
            <text:p>57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5" calcext:value-type="float">
            <text:p>46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31" calcext:value-type="float">
            <text:p>72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04" calcext:value-type="float">
            <text:p>35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99" calcext:value-type="float">
            <text:p>59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20" calcext:value-type="float">
            <text:p>40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12" calcext:value-type="float">
            <text:p>5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6" calcext:value-type="float">
            <text:p>39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84" calcext:value-type="float">
            <text:p>598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666" calcext:value-type="float">
            <text:p>666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55" calcext:value-type="float">
            <text:p>52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2" calcext:value-type="float">
            <text:p>33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59" calcext:value-type="float">
            <text:p>455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41" calcext:value-type="float">
            <text:p>35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17" calcext:value-type="float">
            <text:p>37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06" calcext:value-type="float">
            <text:p>55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53" calcext:value-type="float">
            <text:p>35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90" calcext:value-type="float">
            <text:p>38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41" calcext:value-type="float">
            <text:p>38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88" calcext:value-type="float">
            <text:p>408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1" calcext:value-type="float">
            <text:p>42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93" calcext:value-type="float">
            <text:p>549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00" calcext:value-type="float">
            <text:p>490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51" calcext:value-type="float">
            <text:p>51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59" calcext:value-type="float">
            <text:p>775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66" calcext:value-type="float">
            <text:p>47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19" calcext:value-type="float">
            <text:p>781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83" calcext:value-type="float">
            <text:p>59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45" calcext:value-type="float">
            <text:p>6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56" calcext:value-type="float">
            <text:p>68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52" calcext:value-type="float">
            <text:p>6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92" calcext:value-type="float">
            <text:p>66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41" calcext:value-type="float">
            <text:p>56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08" calcext:value-type="float">
            <text:p>83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242" calcext:value-type="float">
            <text:p>1024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835" calcext:value-type="float">
            <text:p>883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32" calcext:value-type="float">
            <text:p>110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31" calcext:value-type="float">
            <text:p>59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013" calcext:value-type="float">
            <text:p>6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21" calcext:value-type="float">
            <text:p>6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92" calcext:value-type="float">
            <text:p>61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23" calcext:value-type="float">
            <text:p>63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460" calcext:value-type="float">
            <text:p>646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75" calcext:value-type="float">
            <text:p>65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766" calcext:value-type="float">
            <text:p>67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93" calcext:value-type="float">
            <text:p>779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03" calcext:value-type="float">
            <text:p>7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43" calcext:value-type="float">
            <text:p>71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09" calcext:value-type="float">
            <text:p>7709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36" calcext:value-type="float">
            <text:p>79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95" calcext:value-type="float">
            <text:p>74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61" calcext:value-type="float">
            <text:p>766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157" calcext:value-type="float">
            <text:p>815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66" calcext:value-type="float">
            <text:p>796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63" calcext:value-type="float">
            <text:p>81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272" calcext:value-type="float">
            <text:p>8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591" calcext:value-type="float">
            <text:p>85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35" calcext:value-type="float">
            <text:p>86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95" calcext:value-type="float">
            <text:p>88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014" calcext:value-type="float">
            <text:p>90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107" calcext:value-type="float">
            <text:p>910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370" calcext:value-type="float">
            <text:p>93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83" calcext:value-type="float">
            <text:p>94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557" calcext:value-type="float">
            <text:p>95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861" calcext:value-type="float">
            <text:p>98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907" calcext:value-type="float">
            <text:p>99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20" calcext:value-type="float">
            <text:p>101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263" calcext:value-type="float">
            <text:p>102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475" calcext:value-type="float">
            <text:p>104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601" calcext:value-type="float">
            <text:p>1060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848" calcext:value-type="float">
            <text:p>108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115" calcext:value-type="float">
            <text:p>11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331" calcext:value-type="float">
            <text:p>113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366" calcext:value-type="float">
            <text:p>113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557" calcext:value-type="float">
            <text:p>115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784" calcext:value-type="float">
            <text:p>1178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938" calcext:value-type="float">
            <text:p>1193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095" calcext:value-type="float">
            <text:p>1209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47" calcext:value-type="float">
            <text:p>125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83" calcext:value-type="float">
            <text:p>1278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695" calcext:value-type="float">
            <text:p>126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6" calcext:value-type="float">
            <text:p>129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79" calcext:value-type="float">
            <text:p>130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82" calcext:value-type="float">
            <text:p>1328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26" calcext:value-type="float">
            <text:p>136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113" calcext:value-type="float">
            <text:p>141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86" calcext:value-type="float">
            <text:p>1408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233" calcext:value-type="float">
            <text:p>142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52" calcext:value-type="float">
            <text:p>14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706" calcext:value-type="float">
            <text:p>147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799" calcext:value-type="float">
            <text:p>147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186" calcext:value-type="float">
            <text:p>151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232" calcext:value-type="float">
            <text:p>152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550" calcext:value-type="float">
            <text:p>155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434" calcext:value-type="float">
            <text:p>154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726" calcext:value-type="float">
            <text:p>157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23" calcext:value-type="float">
            <text:p>159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199" calcext:value-type="float">
            <text:p>1619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399" calcext:value-type="float">
            <text:p>163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713" calcext:value-type="float">
            <text:p>167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876" calcext:value-type="float">
            <text:p>168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131" calcext:value-type="float">
            <text:p>1713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333" calcext:value-type="float">
            <text:p>17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586" calcext:value-type="float">
            <text:p>175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804" calcext:value-type="float">
            <text:p>178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085" calcext:value-type="float">
            <text:p>1808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300" calcext:value-type="float">
            <text:p>183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627" calcext:value-type="float">
            <text:p>186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951" calcext:value-type="float">
            <text:p>2195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938" calcext:value-type="float">
            <text:p>18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086" calcext:value-type="float">
            <text:p>190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518" calcext:value-type="float">
            <text:p>195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888" calcext:value-type="float">
            <text:p>1988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28" calcext:value-type="float">
            <text:p>1992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253" calcext:value-type="float">
            <text:p>2025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525" calcext:value-type="float">
            <text:p>205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748" calcext:value-type="float">
            <text:p>2074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183" calcext:value-type="float">
            <text:p>2118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392" calcext:value-type="float">
            <text:p>213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696" calcext:value-type="float">
            <text:p>216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823" calcext:value-type="float">
            <text:p>218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223" calcext:value-type="float">
            <text:p>222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219" calcext:value-type="float">
            <text:p>22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341" calcext:value-type="float">
            <text:p>2234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650" calcext:value-type="float">
            <text:p>226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972" calcext:value-type="float">
            <text:p>229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187" calcext:value-type="float">
            <text:p>231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613" calcext:value-type="float">
            <text:p>2361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855" calcext:value-type="float">
            <text:p>238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654" calcext:value-type="float">
            <text:p>24654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527" calcext:value-type="float">
            <text:p>2452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708" calcext:value-type="float">
            <text:p>247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038" calcext:value-type="float">
            <text:p>250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327" calcext:value-type="float">
            <text:p>2532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272" calcext:value-type="float">
            <text:p>2527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23" calcext:value-type="float">
            <text:p>2562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991" calcext:value-type="float">
            <text:p>259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322" calcext:value-type="float">
            <text:p>2632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771" calcext:value-type="float">
            <text:p>26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975" calcext:value-type="float">
            <text:p>269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262" calcext:value-type="float">
            <text:p>2726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596" calcext:value-type="float">
            <text:p>27596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7893" calcext:value-type="float">
            <text:p>278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169" calcext:value-type="float">
            <text:p>28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550" calcext:value-type="float">
            <text:p>315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048" calcext:value-type="float">
            <text:p>4804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126" calcext:value-type="float">
            <text:p>3412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635" calcext:value-type="float">
            <text:p>4963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5120" calcext:value-type="float">
            <text:p>3512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2035" calcext:value-type="float">
            <text:p>3203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551" calcext:value-type="float">
            <text:p>3955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5864" calcext:value-type="float">
            <text:p>12586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9362" calcext:value-type="float">
            <text:p>20936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2613" calcext:value-type="float">
            <text:p>292613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60074" calcext:value-type="float">
            <text:p>560074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1459" calcext:value-type="float">
            <text:p>1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00-00-00</text:date>, <text:time style:data-style-name="N2" text:time-value="21:51:31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9:56:41.383000000</meta:creation-date>
    <meta:generator>LibreOffice/5.3.4.2$Windows_x86 LibreOffice_project/f82d347ccc0be322489bf7da61d7e4ad13fe2ff3</meta:generator>
    <dc:date>2017-07-13T21:59:27.716000000</dc:date>
    <meta:editing-duration>PT11M33S</meta:editing-duration>
    <meta:editing-cycles>3</meta:editing-cycles>
    <meta:document-statistic meta:table-count="1" meta:cell-count="1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5cm" chart:style-name="ch2">
          <text:p>First Version</text:p>
        </chart:title>
        <chart:plot-area chart:style-name="ch3" table:cell-range-address="Sheet1.A4:Sheet1.B400" svg:x="1.296cm" svg:y="1.266cm" svg:width="14.384cm" svg:height="6.608cm">
          <chartooo:coordinate-region svg:x="2.517cm" svg:y="1.461cm" svg:width="12.676cm" svg:height="5.774cm"/>
          <chart:axis chart:dimension="x" chart:name="primary-x" chart:style-name="ch4">
            <chart:title svg:x="6.887cm" svg:y="8.055cm" chart:style-name="ch5">
              <text:p>Number of sqrt blocks</text:p>
            </chart:title>
          </chart:axis>
          <chart:axis chart:dimension="y" chart:name="primary-y" chart:style-name="ch4">
            <chart:title svg:x="0.451cm" svg:y="4.971cm" chart:style-name="ch6">
              <text:p>Time</text:p>
            </chart:title>
            <chart:grid chart:style-name="ch7" chart:class="major"/>
          </chart:axis>
          <chart:series chart:style-name="ch8" chart:values-cell-range-address="Sheet1.B4:Sheet1.B400" chart:class="chart:scatter">
            <chart:domain table:cell-range-address="Sheet1.A4:Sheet1.A400"/>
            <chart:data-point chart:repeated="3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400</svg:desc>
                </draw:g>
              </table:table-cell>
              <table:table-cell office:value-type="float" office:value="10">
                <text:p>10</text:p>
                <draw:g>
                  <svg:desc>Sheet1.B4:Sheet1.B4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60">
                <text:p>80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358">
                <text:p>73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231">
                <text:p>7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766">
                <text:p>4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983">
                <text:p>59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856">
                <text:p>6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242">
                <text:p>10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835">
                <text:p>88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931">
                <text:p>5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143">
                <text:p>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936">
                <text:p>79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966">
                <text:p>7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272">
                <text:p>8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895">
                <text:p>88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014">
                <text:p>90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107">
                <text:p>9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483">
                <text:p>9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861">
                <text:p>9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475">
                <text:p>10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601">
                <text:p>10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848">
                <text:p>108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115">
                <text:p>11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366">
                <text:p>11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557">
                <text:p>115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1784">
                <text:p>117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547">
                <text:p>12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783">
                <text:p>12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695">
                <text:p>126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996">
                <text:p>12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079">
                <text:p>13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282">
                <text:p>13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26">
                <text:p>13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4113">
                <text:p>14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4086">
                <text:p>14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233">
                <text:p>14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4352">
                <text:p>143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4706">
                <text:p>147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799">
                <text:p>147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5186">
                <text:p>151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232">
                <text:p>15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5434">
                <text:p>154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5726">
                <text:p>15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5923">
                <text:p>15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199">
                <text:p>16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6713">
                <text:p>167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6876">
                <text:p>16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131">
                <text:p>17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333">
                <text:p>17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7586">
                <text:p>175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804">
                <text:p>178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8938">
                <text:p>18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9086">
                <text:p>19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9518">
                <text:p>195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9888">
                <text:p>198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9928">
                <text:p>199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525">
                <text:p>20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392">
                <text:p>21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696">
                <text:p>216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823">
                <text:p>218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2223">
                <text:p>222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2341">
                <text:p>223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2650">
                <text:p>226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4654">
                <text:p>24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4708">
                <text:p>24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5327">
                <text:p>253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623">
                <text:p>256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5991">
                <text:p>25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975">
                <text:p>26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7596">
                <text:p>275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1550">
                <text:p>315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8048">
                <text:p>480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4126">
                <text:p>341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9635">
                <text:p>496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2035">
                <text:p>320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9551">
                <text:p>39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25864">
                <text:p>125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